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5_2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6, FF 5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A. Whitlock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August 13, 1891</text:p>
      <text:p text:style-name="P6">Month<text:tab/><text:tab/><text:tab/><text:tab/><text:tab/><text:tab/>August</text:p>
      <text:p text:style-name="P6">Year<text:tab/><text:tab/><text:tab/><text:tab/><text:tab/><text:tab/>1891</text:p>
      <text:p text:style-name="P6">Hebrew Date<text:tab/><text:tab/><text:tab/><text:tab/><text:tab/></text:p>
      <text:p text:style-name="P6">Undated</text:p>
      <text:p text:style-name="P6">City<text:tab/><text:tab/><text:tab/><text:tab/><text:tab/><text:tab/>Asheville</text:p>
      <text:p text:style-name="P6">State<text:tab/><text:tab/><text:tab/><text:tab/><text:tab/><text:tab/>NC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Letter</text:p>
      <text:p text:style-name="P6">Number of Pages<text:tab/><text:tab/><text:tab/><text:tab/>2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A. Whitlock,/</text:p>
      <text:p text:style-name="P2">Fine Clothing and Gent's Furnishing./</text:p>
      <text:p text:style-name="P2">46 &amp; 48 S. Main Street./</text:p>
      <text:p text:style-name="P4">Asheville, N. C., Aug 13<text:span text:style-name="T2">th</text:span><text:span text:style-name="T3"> 1891/</text:span></text:p>
      <text:p text:style-name="P3"><text:span text:style-name="T3">Rev. S. Morais,/</text:span></text:p>
      <text:p text:style-name="P3"><text:span text:style-name="T3"><text:tab/>Philadelphia/</text:span></text:p>
      <text:p text:style-name="P3"><text:span text:style-name="T3">Dear Sir,/</text:span></text:p>
      <text:p text:style-name="P3"><text:span text:style-name="T3">Our Jewish residents of this city/ numbering about 25 male adults/ have organized into a temporary society/ for the proper observance of the/ approaching holidays./</text:span></text:p>
      <text:p text:style-name="P3"><text:span text:style-name="T3">I am directed to inquire of you whether/ you could recommend a "reader" who/ would officiate for us next Rosh/ Hashona and Yom Kipur./</text:span></text:p>
      <text:p text:style-name="P3"><text:span text:style-name="T3">We would prefer a young man capable/ of delivering a lecture in English/ and who would conduct services in/ "Minhag Jastrow,"/</text:span></text:p>
      <text:p text:style-name="P3"><text:soft-page-break/><text:span text:style-name="T3">We are prepared to pay all expenses/ besides 50 to #45. for a suitable person/ If it be in your power to aid us/ we will appreciate and thank you very much/</text:span></text:p>
      <text:p text:style-name="P3"><text:span text:style-name="T3"/></text:p>
      <text:p text:style-name="P3"><text:span text:style-name="T3">[Page 2]</text:span></text:p>
      <text:p text:style-name="P3"><text:span text:style-name="T3">An early reply will oblige/</text:span></text:p>
      <text:p text:style-name="P3"><text:span text:style-name="T3"><text:tab/>Yours very Respectfully/</text:span></text:p>
      <text:p text:style-name="P3"><text:span text:style-name="T3"><text:tab/><text:tab/>A. Whitlock/</text:span></text:p>
      <text:p text:style-name="P3"><text:span text:style-name="T3"><text:tab/><text:tab/>Asheville N. C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8T11:59:23.73</meta:creation-date>
    <dc:date>2011-11-28T12:05:30.42</dc:date>
    <dc:creator>Penn Libraries</dc:creator>
    <meta:editing-duration>PT00H06M06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7" meta:word-count="309" meta:character-count="2090"/>
  </office:meta>
</office:document-meta>
</file>